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64H41M23.999051S" calcext:value-type="time">
            <text:p>964:4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5H48M48.941S" calcext:value-type="time">
            <text:p>05:48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30H20M26.794S" calcext:value-type="time">
            <text:p>30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7:54:25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1T13:28:53.347000000</dc:date>
    <meta:editing-duration>P42DT3H30M18S</meta:editing-duration>
    <meta:editing-cycles>1118</meta:editing-cycles>
    <meta:generator>LibreOffice/7.2.6.2$Windows_X86_64 LibreOffice_project/b0ec3a565991f7569a5a7f5d24fed7f52653d754</meta:generator>
    <meta:document-statistic meta:table-count="2" meta:cell-count="1422" meta:object-count="0"/>
  </office:meta>
</office:document-meta>
</file>